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de83"/>
    </style:style>
    <style:style style:name="P2" style:family="paragraph" style:parent-style-name="Text_20_body">
      <style:text-properties officeooo:rsid="0008de83" officeooo:paragraph-rsid="0008de83"/>
    </style:style>
    <style:style style:name="P3" style:family="paragraph" style:parent-style-name="Text_20_body">
      <style:text-properties officeooo:rsid="0008de83" officeooo:paragraph-rsid="000a7dfa"/>
    </style:style>
    <style:style style:name="P4" style:family="paragraph" style:parent-style-name="Text_20_body">
      <style:text-properties fo:font-weight="bold" officeooo:rsid="0008de83" officeooo:paragraph-rsid="000a7dfa" style:font-weight-asian="bold" style:font-weight-complex="bold"/>
    </style:style>
    <style:style style:name="P5" style:family="paragraph" style:parent-style-name="Text_20_body">
      <style:text-properties fo:font-weight="bold" officeooo:rsid="000a7dfa" officeooo:paragraph-rsid="000a7dfa" style:font-weight-asian="bold" style:font-weight-complex="bold"/>
    </style:style>
    <style:style style:name="P6" style:family="paragraph" style:parent-style-name="Text_20_body">
      <style:text-properties officeooo:rsid="000a7dfa" officeooo:paragraph-rsid="000a7dfa"/>
    </style:style>
    <style:style style:name="P7" style:family="paragraph" style:parent-style-name="Text_20_body">
      <style:text-properties fo:font-weight="normal" officeooo:rsid="000a7dfa" officeooo:paragraph-rsid="000a7dfa" style:font-weight-asian="normal" style:font-weight-complex="normal"/>
    </style:style>
    <style:style style:name="P8" style:family="paragraph" style:parent-style-name="Title">
      <style:text-properties officeooo:paragraph-rsid="0008de8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atabases - MySQL </text:p>
      <text:p text:style-name="P1"/>
      <text:p text:style-name="P2"/>
      <text:p text:style-name="P3"><text:span text:style-name="T2">L'installation</text:span> de mysql peut être fait en ligne de commande avec la commande: </text:p>
      <text:p text:style-name="P4">sudo apt-get install mysql-server</text:p>
      <text:p text:style-name="P6">mdp : root</text:p>
      <text:p text:style-name="P6"/>
      <text:p text:style-name="P6"><text:span text:style-name="T2">Demarrer/arreter</text:span> server …</text:p>
      <text:p text:style-name="P6"><text:a xlink:type="simple" xlink:href="http://doc.ubuntu-fr.org/mysql">http://doc.ubuntu-fr.org/mysql</text:a></text:p>
      <text:p text:style-name="P6"/>
      <text:p text:style-name="P6"><text:span text:style-name="T1">Se connecter</text:span> à la base : </text:p>
      <text:p text:style-name="P5">mysql -u root -p</text:p>
      <text:p text:style-name="P5"/>
      <text:p text:style-name="P7">Voir les bases existantes : </text:p>
      <text:p text:style-name="P5">SHOW databases ;</text:p>
      <text:p text:style-name="P5"><text:span text:style-name="T3">Se placer dans une base :</text:span></text:p>
      <text:p text:style-name="P5">USE myBase ;</text:p>
      <text:p text:style-name="P5"><text:span text:style-name="T3">Voir les tables :</text:span></text:p>
      <text:p text:style-name="P5">SHOW tables ;</text:p>
      <text:p text:style-name="P7"/>
      <text:p text:style-name="P5"><text:span text:style-name="T3">Faire un Backup de la base existante myBase (sans etre connecté a la base) :</text:span></text:p>
      <text:p text:style-name="P5">mysqldump -u root -p myBase &gt; nameFileBackup.sql</text:p>
      <text:p text:style-name="P5"><text:span text:style-name="T3">cela créera un fichier nameFileBackup.sql (ex : dump_myBase_YYYYMMDD.sql)</text:span></text:p>
      <text:p text:style-name="P5"/>
      <text:p text:style-name="P5"><text:span text:style-name="T3">Se connecter sur la base et droper la base :</text:span></text:p>
      <text:p text:style-name="P5">mysql -u root -p</text:p>
      <text:p text:style-name="P5">DROP DATABASE myBase;</text:p>
      <text:p text:style-name="P5"/>
      <text:p text:style-name="P5"/>
      <text:p text:style-name="P5"/>
      <text:p text:style-name="P5"><text:soft-page-break/><text:span text:style-name="T3">Puis la recréer :</text:span></text:p>
      <text:p text:style-name="P5">CREATE DATABASE myNewBase;</text:p>
      <text:p text:style-name="P5">quit;</text:p>
      <text:p text:style-name="P5"/>
      <text:p text:style-name="P5"><text:span text:style-name="T3">Importer la base minimaliste :</text:span></text:p>
      <text:p text:style-name="P5">mysql -u root -p myNewBase &lt; nameFileDump.sql</text:p>
      <text:p text:style-name="P5"><text:span text:style-name="T3">le nameFileDump.sql doit etre un fichier déjà existant (cf : exampleDump.sql)</text:span></text:p>
      <text:p text:style-name="P5"/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11:26:50.670395306</meta:creation-date>
    <dc:date>2014-08-21T11:41:00.277543672</dc:date>
    <meta:editing-duration>PT12M50S</meta:editing-duration>
    <meta:editing-cycles>3</meta:editing-cycles>
    <meta:generator>LibreOffice/4.2.4.2$Linux_X86_64 LibreOffice_project/420m0$Build-2</meta:generator>
    <meta:document-statistic meta:table-count="0" meta:image-count="0" meta:object-count="0" meta:page-count="2" meta:paragraph-count="26" meta:word-count="139" meta:character-count="824" meta:non-whitespace-character-count="707"/>
  </office:meta>
</office:document-meta>
</file>